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 style:list-style-name="L1">
      <style:text-properties fo:font-variant="normal" fo:text-transform="none" fo:color="#222222" style:font-name="Cantarell" fo:font-size="10pt" fo:letter-spacing="normal" fo:font-style="normal" fo:font-weight="normal" style:font-size-asian="10pt" style:font-size-complex="10pt"/>
    </style:style>
    <style:style style:name="P7" style:family="paragraph" style:parent-style-name="Table_20_Contents" style:list-style-name="L1">
      <style:text-properties fo:font-variant="normal" fo:text-transform="none" fo:color="#008080" style:font-name="Cantarell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1" style:family="text">
      <style:text-properties style:font-name="Cantarell"/>
    </style:style>
    <style:style style:name="T2" style:family="text">
      <style:text-properties style:font-name="Cantarell"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nutes of Meeting </text:p>
      <text:p text:style-name="P5"><text:span text:style-name="T2">GMRT</text:span><text:span text:style-name="T4"><text:tab/></text:span><text:tab/><text:tab/><text:tab/><text:tab/><text:span text:style-name="T2">Minutes of Meeting</text:span></text:p>
      <text:p text:style-name="P5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3">Held on</text:p>
          </table:table-cell>
          <table:table-cell table:style-name="Table1.B2" office:value-type="string">
            <text:p text:style-name="P1"><text:s/>15<text:span text:style-name="T3">Th</text:span> <text:s/>JULY 2014 Time : 11.30 AM to 1.00 PM , GMRT conference room</text:p>
          </table:table-cell>
        </table:table-row>
        <table:table-row>
          <table:table-cell table:style-name="Table1.A2" office:value-type="string">
            <text:p text:style-name="P3">Attendees</text:p>
          </table:table-cell>
          <table:table-cell table:style-name="Table1.B2" office:value-type="string">
            <text:p text:style-name="P1">NGK, SN, CPK, SNK,SSS &amp; RRU</text:p>
          </table:table-cell>
        </table:table-row>
        <table:table-row>
          <table:table-cell table:style-name="Table1.A4" office:value-type="string">
            <text:p text:style-name="P3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3">Highlights</text:p>
            <text:p text:style-name="P3">and items</text:p>
            <text:p text:style-name="P3">discussed </text:p>
          </table:table-cell>
          <table:table-cell table:style-name="Table1.B2" office:value-type="string">
            <text:p text:style-name="P2"><text:span text:style-name="T5"><text:s text:c="7"/></text:span><text:span text:style-name="T1"><text:s text:c="2"/></text:span></text:p>
            <text:list xml:id="list445884480" text:style-name="L1">
              <text:list-item>
                <text:p text:style-name="P6">RRU updated that along with Naresh Sisodiya one MCM two sub-system ( Sentinel &amp; OF ) has been successfully tested in Lab.</text:p>
                <text:p text:style-name="P6"># NGK asked to check round trip time &amp; plot the data for command &amp; response.</text:p>
                <text:p text:style-name="P6"/>
              </text:list-item>
              <text:list-item>
                <text:p text:style-name="P6">SSS updated that he tried 1000 iteration but no change has been observed.</text:p>
                <text:p text:style-name="P6"># NGK asked to try GMFIT &amp; front end for point source image of single channel data.</text:p>
                <text:p text:style-name="P6"/>
              </text:list-item>
              <text:list-item>
                <text:p text:style-name="P6">SNK updated that he is logging MCM data in database.</text:p>
                <text:p text:style-name="P6">Changed ondisp to show multi subarray configuration.</text:p>
                <text:p text:style-name="P6">TAX program will take 1 or 2 days to complete.</text:p>
                <text:p text:style-name="P6">Temperature test done, it show no change.</text:p>
                <text:p text:style-name="P6"/>
              </text:list-item>
              <text:list-item>
                <text:p text:style-name="P6">SN updated that he will require a server class machine for IP enabled camera monitoring &amp; storage.</text:p>
                <text:p text:style-name="P6"/>
              </text:list-item>
              <text:list-item>
                <text:p text:style-name="P6">CPK updated that he was busy with indent &amp; purchase order of server class machine &amp; L2, L3 N/W switches.</text:p>
                <text:p text:style-name="P6">* Discussed server class machine specification in detail.</text:p>
                <text:p text:style-name="P6">Work order for RFI shielded box for rabbit MCM &amp; L2 N/W switches has gone &amp; Mr. Kale is looking into that.</text:p>
                <text:p text:style-name="P6">CPK working with Pravin Raybole to identify RFI shielded connectors.</text:p>
                <text:p text:style-name="P6">Cisco L2 N/W switches indent is with YG for approval.</text:p>
                <text:p text:style-name="P6">CPK updated that Telemetry Lab will require SMD machine.</text:p>
                <text:p text:style-name="P6">Servo Lab has that machine.</text:p>
                <text:p text:style-name="P6"># NGK asked CPK to discuss with servo people so that SMD machine of Servo Lab can be utilized by Telemetry Lab.</text:p>
                <text:p text:style-name="P6">CPK will raise indent for 10 Miltec PC as asked by YG.</text:p>
                <text:p text:style-name="P6"># NGK asked CPK to check serial port communication of rabbit MCM card &amp; FPS system.</text:p>
                <text:p text:style-name="P6"/>
              </text:list-item>
              <text:list-item>
                <text:p text:style-name="P6">NGK suggested for a bigger discussion which can happen in second week of November 2014 after we are done with our Online_V2 testing.</text:p>
                <text:p text:style-name="P6"/>
                <text:p text:style-name="P7"/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07-15T15:46:25</dc:date>
    <dc:creator>teleset </dc:creator>
    <meta:editing-duration>P1DT16H5M7S</meta:editing-duration>
    <meta:editing-cycles>546</meta:editing-cycles>
    <meta:generator>LibreOffice/3.4$Linux LibreOffice_project/340m1$Build-602</meta:generator>
    <meta:document-statistic meta:table-count="1" meta:image-count="0" meta:object-count="0" meta:page-count="1" meta:paragraph-count="35" meta:word-count="343" meta:character-count="1788" meta:non-whitespace-character-count="1479"/>
  </office:meta>
</office:document-meta>
</file>